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ZSongS-Extended" svg:font-family="FZSongS-Extended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4mm"/>
    </style:style>
    <style:style style:name="co3" style:family="table-column">
      <style:table-column-properties fo:break-before="auto" style:column-width="26.53mm"/>
    </style:style>
    <style:style style:name="co4" style:family="table-column">
      <style:table-column-properties fo:break-before="auto" style:column-width="25.7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ffect-maze-robots" table:style-name="ta1">
        <table:shapes>
          <draw:frame draw:z-index="0" draw:style-name="gr1" draw:text-style-name="P1" svg:width="208.84mm" svg:height="117.47mm" svg:x="177.1mm" svg:y="14.54mm">
            <draw:object draw:notify-on-update-of-ranges="'effect-maze-robots'.B3:'effect-maze-robots'.B32 'effect-maze-robots'.C2:'effect-maze-robots'.C2 'effect-maze-robots'.C3:'effect-maze-robots'.C32 'effect-maze-robots'.D2:'effect-maze-robots'.D2 'effect-maze-robots'.D3:'effect-maze-robots'.D32 'effect-maze-robots'.E2:'effect-maze-robots'.E2 'effect-maze-robots'.E3:'effect-maze-robots'.E32 'effect-maze-robots'.F2:'effect-maze-robots'.F2 'effect-maze-robots'.F3:'effect-maze-robots'.F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oboty</text:p>
          </table:table-cell>
          <table:table-cell office:value-type="string" calcext:value-type="string">
            <text:p>LRA*</text:p>
          </table:table-cell>
          <table:table-cell office:value-type="string" calcext:value-type="string">
            <text:p>WHCA*1</text:p>
          </table:table-cell>
          <table:table-cell office:value-type="string" calcext:value-type="string">
            <text:p>WHCA*2</text:p>
          </table:table-cell>
          <table:table-cell office:value-type="string" calcext:value-type="string">
            <text:p>WHCA*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effect-empty-robots" table:style-name="ta1">
        <table:shapes>
          <draw:frame draw:z-index="0" draw:style-name="gr1" draw:text-style-name="P1" svg:width="208.84mm" svg:height="117.47mm" svg:x="168.82mm" svg:y="11.35mm">
            <draw:object draw:notify-on-update-of-ranges="'effect-empty-robots'.B3:'effect-empty-robots'.B32 'effect-empty-robots'.C2:'effect-empty-robots'.C2 'effect-empty-robots'.C3:'effect-empty-robots'.C32 'effect-empty-robots'.D2:'effect-empty-robots'.D2 'effect-empty-robots'.D3:'effect-empty-robots'.D32 'effect-empty-robots'.E2:'effect-empty-robots'.E2 'effect-empty-robots'.E3:'effect-empty-robots'.E32 'effect-empty-robots'.F2:'effect-empty-robots'.F2 'effect-empty-robots'.F3:'effect-empty-robots'.F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roboty</text:p>
          </table:table-cell>
          <table:table-cell office:value-type="string" calcext:value-type="string">
            <text:p>LRA*</text:p>
          </table:table-cell>
          <table:table-cell office:value-type="string" calcext:value-type="string">
            <text:p>WHCA*1</text:p>
          </table:table-cell>
          <table:table-cell office:value-type="string" calcext:value-type="string">
            <text:p>WHCA*2</text:p>
          </table:table-cell>
          <table:table-cell office:value-type="string" calcext:value-type="string">
            <text:p>WHCA*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effect-maze-size" table:style-name="ta1">
        <table:shapes>
          <draw:frame draw:z-index="0" draw:style-name="gr1" draw:text-style-name="P1" svg:width="226.41mm" svg:height="123.05mm" svg:x="172.95mm" svg:y="10.55mm">
            <draw:object draw:notify-on-update-of-ranges="'effect-maze-size'.B3:'effect-maze-size'.B40 'effect-maze-size'.C2:'effect-maze-size'.C2 'effect-maze-size'.C3:'effect-maze-size'.C40 'effect-maze-size'.D2:'effect-maze-size'.D2 'effect-maze-size'.D3:'effect-maze-size'.D40 'effect-maze-size'.E2:'effect-maze-size'.E2 'effect-maze-size'.E3:'effect-maze-size'.E40 'effect-maze-size'.F2:'effect-maze-size'.F2 'effect-maze-size'.F3:'effect-maze-size'.F4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map W</text:p>
          </table:table-cell>
          <table:table-cell office:value-type="string" calcext:value-type="string">
            <text:p>LRA*</text:p>
          </table:table-cell>
          <table:table-cell office:value-type="string" calcext:value-type="string">
            <text:p>WHCA*1</text:p>
          </table:table-cell>
          <table:table-cell office:value-type="string" calcext:value-type="string">
            <text:p>WHCA*2</text:p>
          </table:table-cell>
          <table:table-cell office:value-type="string" calcext:value-type="string">
            <text:p>WHCA*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27" calcext:value-type="float">
            <text:p>27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72" calcext:value-type="float">
            <text:p>72</text:p>
          </table:table-cell>
          <table:table-cell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effect-empty-size" table:style-name="ta1">
        <table:shapes>
          <draw:frame draw:z-index="0" draw:style-name="gr1" draw:text-style-name="P1" svg:width="218.44mm" svg:height="123.05mm" svg:x="183.12mm" svg:y="14.27mm">
            <draw:object draw:notify-on-update-of-ranges="'effect-empty-size'.B3:'effect-empty-size'.B25 'effect-empty-size'.C2:'effect-empty-size'.C2 'effect-empty-size'.C3:'effect-empty-size'.C25 'effect-empty-size'.D2:'effect-empty-size'.D2 'effect-empty-size'.D3:'effect-empty-size'.D25 'effect-empty-size'.E2:'effect-empty-size'.E2 'effect-empty-size'.E3:'effect-empty-size'.E25 'effect-empty-size'.F2:'effect-empty-size'.F2 'effect-empty-size'.F3:'effect-empty-size'.F2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map W</text:p>
          </table:table-cell>
          <table:table-cell office:value-type="string" calcext:value-type="string">
            <text:p>LRA*</text:p>
          </table:table-cell>
          <table:table-cell office:value-type="string" calcext:value-type="string">
            <text:p>WHCA*1</text:p>
          </table:table-cell>
          <table:table-cell office:value-type="string" calcext:value-type="string">
            <text:p>WHCA*2</text:p>
          </table:table-cell>
          <table:table-cell office:value-type="string" calcext:value-type="string">
            <text:p>WHCA*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ZSongS-Extended" svg:font-family="FZSongS-Extended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GB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FZSongS-Extended" style:font-family-asian="FZSongS-Extended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3">00/00/0000</text:date>, <text:time style:data-style-name="N2" text:time-value="02:29:33.7975596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22:48:35.528676515</meta:creation-date>
    <dc:date>2018-02-13T04:02:01.327194386</dc:date>
    <meta:editing-duration>PT1H8M12S</meta:editing-duration>
    <meta:editing-cycles>20</meta:editing-cycles>
    <meta:generator>LibreOffice/6.0.0.3$Linux_X86_64 LibreOffice_project/00m0$Build-3</meta:generator>
    <meta:document-statistic meta:table-count="4" meta:cell-count="62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terpolation="step-center-x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885cm" svg:height="11.748cm" xlink:href=".." xlink:type="simple" chart:class="chart:line" chart:style-name="ch1">
        <chart:legend chart:legend-position="top" svg:x="5.527cm" svg:y="0.184cm" style:legend-expansion="wide" chart:style-name="ch2"/>
        <chart:plot-area chart:style-name="ch3" table:cell-range-address="'effect-maze-robots'.B2:'effect-maze-robots'.F32" chart:data-source-has-labels="both" svg:x="1.428cm" svg:y="1.017cm" svg:width="19.04cm" svg:height="9.516cm">
          <chartooo:coordinate-region svg:x="2.102cm" svg:y="1.216cm" svg:width="17.941cm" svg:height="8.67cm"/>
          <chart:axis chart:dimension="x" chart:name="primary-x" chart:style-name="ch4" chartooo:axis-type="auto">
            <chartooo:date-scale/>
            <chart:title svg:x="9.74cm" svg:y="10.767cm" chart:style-name="ch5">
              <text:p>liczba robotów</text:p>
            </chart:title>
            <chart:categories table:cell-range-address="'effect-maze-robots'.B3:'effect-maze-robots'.B32"/>
            <chart:grid chart:style-name="ch6" chart:class="major"/>
          </chart:axis>
          <chart:axis chart:dimension="y" chart:name="primary-y" chart:style-name="ch7">
            <chart:title svg:x="0.451cm" svg:y="7.142cm" chart:style-name="ch8">
              <text:p>skuteczność [%]</text:p>
            </chart:title>
            <chart:grid chart:style-name="ch6" chart:class="major"/>
          </chart:axis>
          <chart:series chart:style-name="ch9" chart:values-cell-range-address="'effect-maze-robots'.C3:'effect-maze-robots'.C32" chart:label-cell-address="'effect-maze-robots'.C2:'effect-maze-robots'.C2" chart:class="chart:line">
            <chart:data-point chart:repeated="30"/>
          </chart:series>
          <chart:series chart:style-name="ch10" chart:values-cell-range-address="'effect-maze-robots'.D3:'effect-maze-robots'.D32" chart:label-cell-address="'effect-maze-robots'.D2:'effect-maze-robots'.D2" chart:class="chart:line">
            <chart:data-point chart:repeated="30"/>
          </chart:series>
          <chart:series chart:style-name="ch11" chart:values-cell-range-address="'effect-maze-robots'.E3:'effect-maze-robots'.E32" chart:label-cell-address="'effect-maze-robots'.E2:'effect-maze-robots'.E2" chart:class="chart:line">
            <chart:data-point chart:repeated="30"/>
          </chart:series>
          <chart:series chart:style-name="ch12" chart:values-cell-range-address="'effect-maze-robots'.F3:'effect-maze-robots'.F32" chart:label-cell-address="'effect-maze-robots'.F2:'effect-maze-robots'.F2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RA*</text:p>
                <draw:g>
                  <svg:desc>'effect-maze-robots'.C2:'effect-maze-robots'.C2</svg:desc>
                </draw:g>
              </table:table-cell>
              <table:table-cell office:value-type="string">
                <text:p>WHCA*1</text:p>
                <draw:g>
                  <svg:desc>'effect-maze-robots'.D2:'effect-maze-robots'.D2</svg:desc>
                </draw:g>
              </table:table-cell>
              <table:table-cell office:value-type="string">
                <text:p>WHCA*2</text:p>
                <draw:g>
                  <svg:desc>'effect-maze-robots'.E2:'effect-maze-robots'.E2</svg:desc>
                </draw:g>
              </table:table-cell>
              <table:table-cell office:value-type="string">
                <text:p>WHCA*3</text:p>
                <draw:g>
                  <svg:desc>'effect-maze-robots'.F2:'effect-maze-robots'.F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ffect-maze-robots'.B3:'effect-maze-robots'.B32</svg:desc>
                </draw:g>
              </table:table-cell>
              <table:table-cell office:value-type="float" office:value="100">
                <text:p>100</text:p>
                <draw:g>
                  <svg:desc>'effect-maze-robots'.C3:'effect-maze-robots'.C32</svg:desc>
                </draw:g>
              </table:table-cell>
              <table:table-cell office:value-type="float" office:value="100">
                <text:p>100</text:p>
                <draw:g>
                  <svg:desc>'effect-maze-robots'.D3:'effect-maze-robots'.D32</svg:desc>
                </draw:g>
              </table:table-cell>
              <table:table-cell office:value-type="float" office:value="100">
                <text:p>100</text:p>
                <draw:g>
                  <svg:desc>'effect-maze-robots'.E3:'effect-maze-robots'.E32</svg:desc>
                </draw:g>
              </table:table-cell>
              <table:table-cell office:value-type="float" office:value="100">
                <text:p>100</text:p>
                <draw:g>
                  <svg:desc>'effect-maze-robots'.F3:'effect-maze-robots'.F3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79">
                <text:p>79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6">
                <text:p>56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15">
                <text:p>15</text:p>
              </table:table-cell>
              <table:table-cell office:value-type="float" office:value="48">
                <text:p>4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52">
                <text:p>5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51">
                <text:p>5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44">
                <text:p>4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6">
                <text:p>4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terpolation="step-center-x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885cm" svg:height="11.748cm" xlink:href=".." xlink:type="simple" chart:class="chart:line" chart:style-name="ch1">
        <chart:legend chart:legend-position="top" svg:x="5.527cm" svg:y="0.184cm" style:legend-expansion="wide" chart:style-name="ch2"/>
        <chart:plot-area chart:style-name="ch3" table:cell-range-address="'effect-empty-robots'.B2:'effect-empty-robots'.F32" chart:data-source-has-labels="both" svg:x="1.428cm" svg:y="1.017cm" svg:width="19.04cm" svg:height="9.516cm">
          <chartooo:coordinate-region svg:x="2.102cm" svg:y="1.216cm" svg:width="17.941cm" svg:height="8.67cm"/>
          <chart:axis chart:dimension="x" chart:name="primary-x" chart:style-name="ch4" chartooo:axis-type="auto">
            <chartooo:date-scale/>
            <chart:title svg:x="9.74cm" svg:y="10.767cm" chart:style-name="ch5">
              <text:p>liczba robotów</text:p>
            </chart:title>
            <chart:categories table:cell-range-address="'effect-empty-robots'.B3:'effect-empty-robots'.B32"/>
            <chart:grid chart:style-name="ch6" chart:class="major"/>
          </chart:axis>
          <chart:axis chart:dimension="y" chart:name="primary-y" chart:style-name="ch7">
            <chart:title svg:x="0.451cm" svg:y="7.142cm" chart:style-name="ch8">
              <text:p>skuteczność [%]</text:p>
            </chart:title>
            <chart:grid chart:style-name="ch6" chart:class="major"/>
          </chart:axis>
          <chart:series chart:style-name="ch9" chart:values-cell-range-address="'effect-empty-robots'.C3:'effect-empty-robots'.C32" chart:label-cell-address="'effect-empty-robots'.C2:'effect-empty-robots'.C2" chart:class="chart:line">
            <chart:data-point chart:repeated="30"/>
          </chart:series>
          <chart:series chart:style-name="ch10" chart:values-cell-range-address="'effect-empty-robots'.D3:'effect-empty-robots'.D32" chart:label-cell-address="'effect-empty-robots'.D2:'effect-empty-robots'.D2" chart:class="chart:line">
            <chart:data-point chart:repeated="30"/>
          </chart:series>
          <chart:series chart:style-name="ch11" chart:values-cell-range-address="'effect-empty-robots'.E3:'effect-empty-robots'.E32" chart:label-cell-address="'effect-empty-robots'.E2:'effect-empty-robots'.E2" chart:class="chart:line">
            <chart:data-point chart:repeated="30"/>
          </chart:series>
          <chart:series chart:style-name="ch12" chart:values-cell-range-address="'effect-empty-robots'.F3:'effect-empty-robots'.F32" chart:label-cell-address="'effect-empty-robots'.F2:'effect-empty-robots'.F2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RA*</text:p>
                <draw:g>
                  <svg:desc>'effect-empty-robots'.C2:'effect-empty-robots'.C2</svg:desc>
                </draw:g>
              </table:table-cell>
              <table:table-cell office:value-type="string">
                <text:p>WHCA*1</text:p>
                <draw:g>
                  <svg:desc>'effect-empty-robots'.D2:'effect-empty-robots'.D2</svg:desc>
                </draw:g>
              </table:table-cell>
              <table:table-cell office:value-type="string">
                <text:p>WHCA*2</text:p>
                <draw:g>
                  <svg:desc>'effect-empty-robots'.E2:'effect-empty-robots'.E2</svg:desc>
                </draw:g>
              </table:table-cell>
              <table:table-cell office:value-type="string">
                <text:p>WHCA*3</text:p>
                <draw:g>
                  <svg:desc>'effect-empty-robots'.F2:'effect-empty-robots'.F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ffect-empty-robots'.B3:'effect-empty-robots'.B32</svg:desc>
                </draw:g>
              </table:table-cell>
              <table:table-cell office:value-type="float" office:value="100">
                <text:p>100</text:p>
                <draw:g>
                  <svg:desc>'effect-empty-robots'.C3:'effect-empty-robots'.C32</svg:desc>
                </draw:g>
              </table:table-cell>
              <table:table-cell office:value-type="float" office:value="100">
                <text:p>100</text:p>
                <draw:g>
                  <svg:desc>'effect-empty-robots'.D3:'effect-empty-robots'.D32</svg:desc>
                </draw:g>
              </table:table-cell>
              <table:table-cell office:value-type="float" office:value="100">
                <text:p>100</text:p>
                <draw:g>
                  <svg:desc>'effect-empty-robots'.E3:'effect-empty-robots'.E32</svg:desc>
                </draw:g>
              </table:table-cell>
              <table:table-cell office:value-type="float" office:value="100">
                <text:p>100</text:p>
                <draw:g>
                  <svg:desc>'effect-empty-robots'.F3:'effect-empty-robots'.F3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6">
                <text:p>9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7">
                <text:p>87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4">
                <text:p>74</text:p>
              </table:table-cell>
              <table:table-cell office:value-type="float" office:value="92">
                <text:p>9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7">
                <text:p>67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5">
                <text:p>45</text:p>
              </table:table-cell>
              <table:table-cell office:value-type="float" office:value="91">
                <text:p>9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73">
                <text:p>7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terpolation="step-center-x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642cm" svg:height="12.306cm" xlink:href=".." xlink:type="simple" chart:class="chart:line" chart:style-name="ch1">
        <chart:legend chart:legend-position="top" svg:x="6.406cm" svg:y="0.185cm" style:legend-expansion="wide" chart:style-name="ch2"/>
        <chart:plot-area chart:style-name="ch3" table:cell-range-address="'effect-maze-size'.B2:'effect-maze-size'.F40" chart:data-source-has-labels="both" svg:x="1.463cm" svg:y="1.029cm" svg:width="20.727cm" svg:height="10.05cm">
          <chartooo:coordinate-region svg:x="2.137cm" svg:y="1.228cm" svg:width="19.628cm" svg:height="9.204cm"/>
          <chart:axis chart:dimension="x" chart:name="primary-x" chart:style-name="ch4" chartooo:axis-type="auto">
            <chartooo:date-scale/>
            <chart:title svg:x="8.673cm" svg:y="11.325cm" chart:style-name="ch5">
              <text:p>wysokość i szerokość mapy [liczba pól]</text:p>
            </chart:title>
            <chart:categories table:cell-range-address="'effect-maze-size'.B3:'effect-maze-size'.B40"/>
            <chart:grid chart:style-name="ch6" chart:class="major"/>
          </chart:axis>
          <chart:axis chart:dimension="y" chart:name="primary-y" chart:style-name="ch7">
            <chart:title svg:x="0.451cm" svg:y="7.421cm" chart:style-name="ch8">
              <text:p>skuteczność [%]</text:p>
            </chart:title>
            <chart:grid chart:style-name="ch6" chart:class="major"/>
          </chart:axis>
          <chart:series chart:style-name="ch9" chart:values-cell-range-address="'effect-maze-size'.C3:'effect-maze-size'.C40" chart:label-cell-address="'effect-maze-size'.C2:'effect-maze-size'.C2" chart:class="chart:line">
            <chart:data-point chart:repeated="38"/>
          </chart:series>
          <chart:series chart:style-name="ch10" chart:values-cell-range-address="'effect-maze-size'.D3:'effect-maze-size'.D40" chart:label-cell-address="'effect-maze-size'.D2:'effect-maze-size'.D2" chart:class="chart:line">
            <chart:data-point chart:repeated="38"/>
          </chart:series>
          <chart:series chart:style-name="ch11" chart:values-cell-range-address="'effect-maze-size'.E3:'effect-maze-size'.E40" chart:label-cell-address="'effect-maze-size'.E2:'effect-maze-size'.E2" chart:class="chart:line">
            <chart:data-point chart:repeated="38"/>
          </chart:series>
          <chart:series chart:style-name="ch12" chart:values-cell-range-address="'effect-maze-size'.F3:'effect-maze-size'.F40" chart:label-cell-address="'effect-maze-size'.F2:'effect-maze-size'.F2" chart:class="chart:line">
            <chart:data-point chart:repeated="3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RA*</text:p>
                <draw:g>
                  <svg:desc>'effect-maze-size'.C2:'effect-maze-size'.C2</svg:desc>
                </draw:g>
              </table:table-cell>
              <table:table-cell office:value-type="string">
                <text:p>WHCA*1</text:p>
                <draw:g>
                  <svg:desc>'effect-maze-size'.D2:'effect-maze-size'.D2</svg:desc>
                </draw:g>
              </table:table-cell>
              <table:table-cell office:value-type="string">
                <text:p>WHCA*2</text:p>
                <draw:g>
                  <svg:desc>'effect-maze-size'.E2:'effect-maze-size'.E2</svg:desc>
                </draw:g>
              </table:table-cell>
              <table:table-cell office:value-type="string">
                <text:p>WHCA*3</text:p>
                <draw:g>
                  <svg:desc>'effect-maze-size'.F2:'effect-maze-size'.F2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'effect-maze-size'.B3:'effect-maze-size'.B40</svg:desc>
                </draw:g>
              </table:table-cell>
              <table:table-cell office:value-type="float" office:value="0">
                <text:p>0</text:p>
                <draw:g>
                  <svg:desc>'effect-maze-size'.C3:'effect-maze-size'.C40</svg:desc>
                </draw:g>
              </table:table-cell>
              <table:table-cell office:value-type="float" office:value="0">
                <text:p>0</text:p>
                <draw:g>
                  <svg:desc>'effect-maze-size'.D3:'effect-maze-size'.D40</svg:desc>
                </draw:g>
              </table:table-cell>
              <table:table-cell office:value-type="float" office:value="0">
                <text:p>0</text:p>
                <draw:g>
                  <svg:desc>'effect-maze-size'.E3:'effect-maze-size'.E40</svg:desc>
                </draw:g>
              </table:table-cell>
              <table:table-cell office:value-type="float" office:value="0">
                <text:p>0</text:p>
                <draw:g>
                  <svg:desc>'effect-maze-size'.F3:'effect-maze-size'.F4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35">
                <text:p>3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37">
                <text:p>3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11">
                <text:p>11</text:p>
              </table:table-cell>
              <table:table-cell office:value-type="float" office:value="37">
                <text:p>3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38">
                <text:p>3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43">
                <text:p>4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12">
                <text:p>12</text:p>
              </table:table-cell>
              <table:table-cell office:value-type="float" office:value="51">
                <text:p>5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45">
                <text:p>4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62">
                <text:p>6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4">
                <text:p>34</text:p>
              </table:table-cell>
              <table:table-cell office:value-type="float" office:value="27">
                <text:p>27</text:p>
              </table:table-cell>
              <table:table-cell office:value-type="float" office:value="73">
                <text:p>7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8">
                <text:p>38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9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65">
                <text:p>6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35">
                <text:p>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  <table:table-cell office:value-type="float" office:value="65">
                <text:p>6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6">
                <text:p>46</text:p>
              </table:table-cell>
              <table:table-cell office:value-type="float" office:value="35">
                <text:p>35</text:p>
              </table:table-cell>
              <table:table-cell office:value-type="float" office:value="76">
                <text:p>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9">
                <text:p>39</text:p>
              </table:table-cell>
              <table:table-cell office:value-type="float" office:value="45">
                <text:p>45</text:p>
              </table:table-cell>
              <table:table-cell office:value-type="float" office:value="71">
                <text:p>7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65">
                <text:p>6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44">
                <text:p>44</text:p>
              </table:table-cell>
              <table:table-cell office:value-type="float" office:value="26">
                <text:p>26</text:p>
              </table:table-cell>
              <table:table-cell office:value-type="float" office:value="55">
                <text:p>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65">
                <text:p>65</text:p>
              </table:table-cell>
              <table:table-cell office:value-type="float" office:value="27">
                <text:p>27</text:p>
              </table:table-cell>
              <table:table-cell office:value-type="float" office:value="65">
                <text:p>6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6">
                <text:p>56</text:p>
              </table:table-cell>
              <table:table-cell office:value-type="float" office:value="30">
                <text:p>30</text:p>
              </table:table-cell>
              <table:table-cell office:value-type="float" office:value="66">
                <text:p>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63">
                <text:p>63</text:p>
              </table:table-cell>
              <table:table-cell office:value-type="float" office:value="35">
                <text:p>35</text:p>
              </table:table-cell>
              <table:table-cell office:value-type="float" office:value="81">
                <text:p>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56">
                <text:p>5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63">
                <text:p>63</text:p>
              </table:table-cell>
              <table:table-cell office:value-type="float" office:value="30">
                <text:p>30</text:p>
              </table:table-cell>
              <table:table-cell office:value-type="float" office:value="72">
                <text:p>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51">
                <text:p>51</text:p>
              </table:table-cell>
              <table:table-cell office:value-type="float" office:value="20">
                <text:p>20</text:p>
              </table:table-cell>
              <table:table-cell office:value-type="float" office:value="44">
                <text:p>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42">
                <text:p>42</text:p>
              </table:table-cell>
              <table:table-cell office:value-type="float" office:value="73">
                <text:p>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63">
                <text:p>63</text:p>
              </table:table-cell>
              <table:table-cell office:value-type="float" office:value="53">
                <text:p>53</text:p>
              </table:table-cell>
              <table:table-cell office:value-type="float" office:value="75">
                <text:p>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72">
                <text:p>72</text:p>
              </table:table-cell>
              <table:table-cell office:value-type="float" office:value="51">
                <text:p>51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61">
                <text:p>61</text:p>
              </table:table-cell>
              <table:table-cell office:value-type="float" office:value="39">
                <text:p>39</text:p>
              </table:table-cell>
              <table:table-cell office:value-type="float" office:value="58">
                <text:p>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66">
                <text:p>66</text:p>
              </table:table-cell>
              <table:table-cell office:value-type="float" office:value="42">
                <text:p>42</text:p>
              </table:table-cell>
              <table:table-cell office:value-type="float" office:value="69">
                <text:p>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5">
                <text:p>65</text:p>
              </table:table-cell>
              <table:table-cell office:value-type="float" office:value="51">
                <text:p>51</text:p>
              </table:table-cell>
              <table:table-cell office:value-type="float" office:value="71">
                <text:p>71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terpolation="step-center-x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845cm" svg:height="12.306cm" xlink:href=".." xlink:type="simple" chart:class="chart:line" chart:style-name="ch1">
        <chart:legend chart:legend-position="top" svg:x="6.007cm" svg:y="0.185cm" style:legend-expansion="wide" chart:style-name="ch2"/>
        <chart:plot-area chart:style-name="ch3" table:cell-range-address="'effect-empty-size'.B2:'effect-empty-size'.F25" chart:data-source-has-labels="both" svg:x="1.447cm" svg:y="1.029cm" svg:width="19.962cm" svg:height="10.05cm">
          <chartooo:coordinate-region svg:x="2.121cm" svg:y="1.228cm" svg:width="18.863cm" svg:height="9.204cm"/>
          <chart:axis chart:dimension="x" chart:name="primary-x" chart:style-name="ch4" chartooo:axis-type="auto">
            <chartooo:date-scale/>
            <chart:title svg:x="8.275cm" svg:y="11.325cm" chart:style-name="ch5">
              <text:p>wysokość i szerokość mapy [liczba pól]</text:p>
            </chart:title>
            <chart:categories table:cell-range-address="'effect-empty-size'.B3:'effect-empty-size'.B25"/>
            <chart:grid chart:style-name="ch6" chart:class="major"/>
          </chart:axis>
          <chart:axis chart:dimension="y" chart:name="primary-y" chart:style-name="ch7">
            <chart:title svg:x="0.451cm" svg:y="7.421cm" chart:style-name="ch8">
              <text:p>skuteczność [%]</text:p>
            </chart:title>
            <chart:grid chart:style-name="ch6" chart:class="major"/>
          </chart:axis>
          <chart:series chart:style-name="ch9" chart:values-cell-range-address="'effect-empty-size'.C3:'effect-empty-size'.C25" chart:label-cell-address="'effect-empty-size'.C2:'effect-empty-size'.C2" chart:class="chart:line">
            <chart:data-point chart:repeated="23"/>
          </chart:series>
          <chart:series chart:style-name="ch10" chart:values-cell-range-address="'effect-empty-size'.D3:'effect-empty-size'.D25" chart:label-cell-address="'effect-empty-size'.D2:'effect-empty-size'.D2" chart:class="chart:line">
            <chart:data-point chart:repeated="23"/>
          </chart:series>
          <chart:series chart:style-name="ch11" chart:values-cell-range-address="'effect-empty-size'.E3:'effect-empty-size'.E25" chart:label-cell-address="'effect-empty-size'.E2:'effect-empty-size'.E2" chart:class="chart:line">
            <chart:data-point chart:repeated="23"/>
          </chart:series>
          <chart:series chart:style-name="ch12" chart:values-cell-range-address="'effect-empty-size'.F3:'effect-empty-size'.F25" chart:label-cell-address="'effect-empty-size'.F2:'effect-empty-size'.F2" chart:class="chart:line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RA*</text:p>
                <draw:g>
                  <svg:desc>'effect-empty-size'.C2:'effect-empty-size'.C2</svg:desc>
                </draw:g>
              </table:table-cell>
              <table:table-cell office:value-type="string">
                <text:p>WHCA*1</text:p>
                <draw:g>
                  <svg:desc>'effect-empty-size'.D2:'effect-empty-size'.D2</svg:desc>
                </draw:g>
              </table:table-cell>
              <table:table-cell office:value-type="string">
                <text:p>WHCA*2</text:p>
                <draw:g>
                  <svg:desc>'effect-empty-size'.E2:'effect-empty-size'.E2</svg:desc>
                </draw:g>
              </table:table-cell>
              <table:table-cell office:value-type="string">
                <text:p>WHCA*3</text:p>
                <draw:g>
                  <svg:desc>'effect-empty-size'.F2:'effect-empty-size'.F2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'effect-empty-size'.B3:'effect-empty-size'.B25</svg:desc>
                </draw:g>
              </table:table-cell>
              <table:table-cell office:value-type="float" office:value="17">
                <text:p>17</text:p>
                <draw:g>
                  <svg:desc>'effect-empty-size'.C3:'effect-empty-size'.C25</svg:desc>
                </draw:g>
              </table:table-cell>
              <table:table-cell office:value-type="float" office:value="41">
                <text:p>41</text:p>
                <draw:g>
                  <svg:desc>'effect-empty-size'.D3:'effect-empty-size'.D25</svg:desc>
                </draw:g>
              </table:table-cell>
              <table:table-cell office:value-type="float" office:value="97">
                <text:p>97</text:p>
                <draw:g>
                  <svg:desc>'effect-empty-size'.E3:'effect-empty-size'.E25</svg:desc>
                </draw:g>
              </table:table-cell>
              <table:table-cell office:value-type="float" office:value="97">
                <text:p>97</text:p>
                <draw:g>
                  <svg:desc>'effect-empty-size'.F3:'effect-empty-size'.F25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2">
                <text:p>72</text:p>
              </table:table-cell>
              <table:table-cell office:value-type="float" office:value="91">
                <text:p>91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7">
                <text:p>97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6">
                <text:p>9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